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370416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árok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z</text:p>
          </table:table-cell>
          <table:table-cell office:value-type="string" table:style-name="ce1">
            <text:p>vysledne x</text:p>
          </table:table-cell>
          <table:table-cell office:value-type="string" table:style-name="ce1">
            <text:p>vysledne z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j</meta:initial-creator>
    <dc:creator>Andrej</dc:creator>
    <meta:creation-date>2015-01-11T15:06:13Z</meta:creation-date>
    <dc:date>2015-01-11T15:13:41Z</dc:date>
  </office:meta>
</office:document-meta>
</file>